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949cm" fo:min-width="5.527cm"/>
    </style:style>
    <style:style style:name="gr2" style:family="graphic" style:parent-style-name="standard">
      <style:graphic-properties svg:stroke-color="#000000" draw:fill="solid" draw:fill-color="#3399ff" draw:textarea-horizontal-align="justify" draw:textarea-vertical-align="middle" draw:auto-grow-height="false" fo:min-height="0.23cm" fo:min-width="0.937cm"/>
    </style:style>
    <style:style style:name="gr3" style:family="graphic" style:parent-style-name="standard">
      <style:graphic-properties svg:stroke-color="#000000" draw:fill="solid" draw:fill-color="#ffffff" draw:textarea-horizontal-align="justify" draw:textarea-vertical-align="middle" draw:auto-grow-height="false" fo:min-height="0.231cm" fo:min-width="1.33cm"/>
    </style:style>
    <style:style style:name="gr4" style:family="graphic" style:parent-style-name="standard">
      <style:graphic-properties svg:stroke-color="#000000" draw:fill="solid" draw:fill-color="#ffffff" draw:textarea-horizontal-align="justify" draw:textarea-vertical-align="middle" draw:auto-grow-height="false" fo:min-height="0.23cm" fo:min-width="4.703cm"/>
    </style:style>
    <style:style style:name="gr5" style:family="graphic" style:parent-style-name="standard">
      <style:graphic-properties draw:stroke="none" svg:stroke-color="#000000" draw:fill="none" draw:fill-color="#ffffff" draw:textarea-horizontal-align="left" draw:auto-grow-height="true" draw:auto-grow-width="true" fo:min-height="0.342cm" fo:min-width="4.479cm"/>
    </style:style>
    <style:style style:name="gr6" style:family="graphic" style:parent-style-name="standard">
      <style:graphic-properties svg:stroke-color="#000000" draw:fill="solid" draw:fill-color="#ffffff" draw:textarea-horizontal-align="justify" draw:textarea-vertical-align="middle" draw:auto-grow-height="false" fo:min-height="0.159cm" fo:min-width="5.507cm"/>
    </style:style>
    <style:style style:name="gr7" style:family="graphic" style:parent-style-name="standard">
      <style:graphic-properties draw:stroke="solid" svg:stroke-color="#000000" draw:fill="none" draw:fill-color="#ffffff" fo:min-height="2.351cm"/>
    </style:style>
    <style:style style:name="gr8" style:family="graphic" style:parent-style-name="standard">
      <style:graphic-properties draw:stroke="solid" svg:stroke-color="#000000" draw:fill="none" draw:fill-color="#ffffff" fo:min-height="2.755cm"/>
    </style:style>
    <style:style style:name="gr9" style:family="graphic" style:parent-style-name="objectwithoutfill">
      <style:graphic-properties svg:stroke-width="0.051cm" draw:marker-start-width="0.355cm" draw:marker-end="Arrow" draw:marker-end-width="0.457cm" draw:fill="none" draw:fill-color="#ffffff" draw:textarea-vertical-align="middle" fo:padding-top="0.15cm" fo:padding-bottom="0.15cm" fo:padding-left="0.275cm" fo:padding-right="0.275cm"/>
    </style:style>
    <style:style style:name="gr10" style:family="graphic" style:parent-style-name="standard">
      <style:graphic-properties svg:stroke-color="#000000" draw:fill="solid" draw:fill-color="#ffffff" draw:textarea-horizontal-align="justify" draw:textarea-vertical-align="middle" draw:auto-grow-height="false" fo:min-height="6.433cm" fo:min-width="10.09cm"/>
    </style:style>
    <style:style style:name="gr11" style:family="graphic" style:parent-style-name="standard">
      <style:graphic-properties svg:stroke-color="#000000" draw:fill="solid" draw:fill-color="#ffffff" draw:textarea-horizontal-align="justify" draw:textarea-vertical-align="middle" draw:auto-grow-height="false" fo:min-height="0.186cm" fo:min-width="10.092cm"/>
    </style:style>
    <style:style style:name="gr12" style:family="graphic" style:parent-style-name="objectwithoutfill">
      <style:graphic-properties svg:stroke-width="0.051cm" draw:marker-start-width="0.355cm" draw:marker-end="Arrow" draw:marker-end-width="0.508cm" draw:fill="none" draw:fill-color="#ffffff" draw:textarea-vertical-align="middle" fo:padding-top="0.15cm" fo:padding-bottom="0.15cm" fo:padding-left="0.275cm" fo:padding-right="0.275cm"/>
    </style:style>
    <style:style style:name="gr13" style:family="graphic" style:parent-style-name="standard">
      <style:graphic-properties svg:stroke-color="#000000" draw:fill="solid" draw:fill-color="#ffffff" draw:textarea-horizontal-align="justify" draw:textarea-vertical-align="middle" draw:auto-grow-height="false" fo:min-height="1.57cm" fo:min-width="3.643cm"/>
    </style:style>
    <style:style style:name="gr14" style:family="graphic" style:parent-style-name="standard">
      <style:graphic-properties svg:stroke-color="#000000" draw:fill="solid" draw:fill-color="#ffffff" draw:textarea-horizontal-align="justify" draw:textarea-vertical-align="middle" draw:auto-grow-height="false" fo:min-height="1.57cm" fo:min-width="3.644cm"/>
    </style:style>
    <style:style style:name="gr15" style:family="graphic" style:parent-style-name="standard">
      <style:graphic-properties svg:stroke-color="#000000" draw:fill="solid" draw:fill-color="#ffffff" draw:textarea-horizontal-align="justify" draw:textarea-vertical-align="middle" draw:auto-grow-height="false" fo:min-height="1.571cm" fo:min-width="3.644cm"/>
    </style:style>
    <style:style style:name="gr16" style:family="graphic" style:parent-style-name="standard">
      <style:graphic-properties svg:stroke-color="#000000" draw:fill="solid" draw:fill-color="#ffffff" draw:textarea-horizontal-align="justify" draw:textarea-vertical-align="middle" draw:auto-grow-height="false" fo:min-height="0.287cm" fo:min-width="3.76cm"/>
    </style:style>
    <style:style style:name="gr17" style:family="graphic" style:parent-style-name="standard">
      <style:graphic-properties svg:stroke-color="#000000" draw:fill="solid" draw:fill-color="#ffffff" draw:textarea-horizontal-align="justify" draw:textarea-vertical-align="middle" draw:auto-grow-height="false" fo:min-height="5.727cm" fo:min-width="5.947cm"/>
    </style:style>
    <style:style style:name="gr18" style:family="graphic" style:parent-style-name="standard">
      <style:graphic-properties svg:stroke-color="#000000" draw:fill="solid" draw:fill-color="#ffffff" draw:textarea-horizontal-align="justify" draw:textarea-vertical-align="middle" draw:auto-grow-height="false" fo:min-height="0.141cm" fo:min-width="5.949cm"/>
    </style:style>
    <style:style style:name="gr19" style:family="graphic" style:parent-style-name="standard">
      <style:graphic-properties svg:stroke-color="#000000" draw:fill="solid" draw:fill-color="#3399ff" draw:textarea-horizontal-align="justify" draw:textarea-vertical-align="middle" draw:auto-grow-height="false" fo:min-height="0.13cm" fo:min-width="1.409cm"/>
    </style:style>
    <style:style style:name="gr20" style:family="graphic" style:parent-style-name="standard">
      <style:graphic-properties svg:stroke-color="#000000" draw:fill="solid" draw:fill-color="#ffffff" draw:textarea-horizontal-align="justify" draw:textarea-vertical-align="middle" draw:auto-grow-height="false" fo:min-height="0.229cm" fo:min-width="5.126cm"/>
    </style:style>
    <style:style style:name="gr21" style:family="graphic" style:parent-style-name="standard">
      <style:graphic-properties svg:stroke-color="#000000" draw:fill="solid" draw:fill-color="#3399ff" draw:textarea-horizontal-align="justify" draw:textarea-vertical-align="middle" draw:auto-grow-height="false" fo:min-height="0.229cm" fo:min-width="0.069cm"/>
    </style:style>
    <style:style style:name="gr22" style:family="graphic" style:parent-style-name="standard">
      <style:graphic-properties draw:stroke="solid" svg:stroke-color="#000000" draw:fill="none" draw:fill-color="#ffffff" fo:min-height="4.231cm"/>
    </style:style>
    <style:style style:name="gr23" style:family="graphic" style:parent-style-name="standard">
      <style:graphic-properties draw:stroke="solid" svg:stroke-color="#000000" draw:fill="none" draw:fill-color="#ffffff" fo:min-height="5.692cm"/>
    </style:style>
    <style:style style:name="gr24" style:family="graphic" style:parent-style-name="standard">
      <style:graphic-properties draw:stroke="none" svg:stroke-color="#000000" draw:fill="none" draw:fill-color="#ffffff" draw:textarea-horizontal-align="left" draw:auto-grow-height="true" draw:auto-grow-width="false" fo:min-height="1.864cm" fo:min-width="0cm"/>
    </style:style>
    <style:style style:name="gr25" style:family="graphic" style:parent-style-name="standard">
      <style:graphic-properties draw:stroke="solid" svg:stroke-color="#000000" draw:fill="none" draw:fill-color="#ffffff" draw:textarea-horizontal-align="left" draw:auto-grow-height="true" draw:auto-grow-width="true" fo:min-height="0.471cm" fo:min-width="3.6cm"/>
    </style:style>
    <style:style style:name="gr26" style:family="graphic" style:parent-style-name="standard">
      <style:graphic-properties draw:stroke="solid" svg:stroke-color="#000000" draw:fill="none" draw:fill-color="#ffffff" draw:textarea-horizontal-align="left" draw:auto-grow-height="true" draw:auto-grow-width="true" fo:min-height="0.471cm" fo:min-width="3.765cm"/>
    </style:style>
    <style:style style:name="gr27" style:family="graphic" style:parent-style-name="standard">
      <style:graphic-properties draw:stroke="solid" svg:stroke-color="#000000" draw:fill="none" draw:fill-color="#ffffff" draw:textarea-horizontal-align="left" draw:auto-grow-height="true" draw:auto-grow-width="true" fo:min-height="0.471cm" fo:min-width="3.575cm"/>
    </style:style>
    <style:style style:name="gr28" style:family="graphic" style:parent-style-name="standard">
      <style:graphic-properties draw:stroke="solid" svg:stroke-color="#000000" draw:fill="none" draw:fill-color="#ffffff" draw:textarea-horizontal-align="left" draw:auto-grow-height="true" draw:auto-grow-width="true" fo:min-height="0.471cm" fo:min-width="4.07cm"/>
    </style:style>
    <style:style style:name="gr29"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30" style:family="graphic" style:parent-style-name="standard">
      <style:graphic-properties svg:stroke-color="#000000" draw:fill="solid" draw:fill-color="#ffffff" draw:textarea-horizontal-align="justify" draw:textarea-vertical-align="middle" draw:auto-grow-height="false" fo:min-height="4.877cm" fo:min-width="6.858cm"/>
    </style:style>
    <style:style style:name="gr31" style:family="graphic" style:parent-style-name="standard">
      <style:graphic-properties svg:stroke-color="#000000" draw:fill="solid" draw:fill-color="#ffffff" draw:textarea-horizontal-align="justify" draw:textarea-vertical-align="middle" draw:auto-grow-height="false" fo:min-height="0.25cm" fo:min-width="6.834cm"/>
    </style:style>
    <style:style style:name="gr32" style:family="graphic" style:parent-style-name="standard">
      <style:graphic-properties svg:stroke-color="#000000" draw:fill="solid" draw:fill-color="#3399ff" draw:textarea-horizontal-align="justify" draw:textarea-vertical-align="middle" draw:auto-grow-height="false" fo:min-height="0.22cm" fo:min-width="1.486cm"/>
    </style:style>
    <style:style style:name="gr33" style:family="graphic" style:parent-style-name="standard">
      <style:graphic-properties svg:stroke-color="#000000" draw:fill="solid" draw:fill-color="#ffffff" draw:textarea-horizontal-align="justify" draw:textarea-vertical-align="middle" draw:auto-grow-height="false" fo:min-height="0.219cm" fo:min-width="2.021cm"/>
    </style:style>
    <style:style style:name="gr34" style:family="graphic" style:parent-style-name="standard">
      <style:graphic-properties svg:stroke-color="#000000" draw:fill="solid" draw:fill-color="#ffffff" draw:textarea-horizontal-align="justify" draw:textarea-vertical-align="middle" draw:auto-grow-height="false" fo:min-height="0.197cm" fo:min-width="4.34cm"/>
    </style:style>
    <style:style style:name="gr35" style:family="graphic" style:parent-style-name="standard">
      <style:graphic-properties svg:stroke-color="#000000" draw:fill="solid" draw:fill-color="#ffffff" draw:textarea-horizontal-align="justify" draw:textarea-vertical-align="middle" draw:auto-grow-height="false" fo:min-height="0.196cm" fo:min-width="4.34cm"/>
    </style:style>
    <style:style style:name="gr36"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37" style:family="graphic" style:parent-style-name="standard">
      <style:graphic-properties draw:stroke="solid" svg:stroke-color="#000000" draw:fill="none" draw:fill-color="#ffffff" fo:min-height="2.821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color="#ffffff" fo:font-size="8pt" style:font-size-asian="8pt" style:font-size-complex="8pt"/>
    </style:style>
    <style:style style:name="T1" style:family="text">
      <style:text-properties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14pt" style:font-size-asian="14pt" style:font-size-complex="14pt"/>
    </style:style>
    <style:style style:name="T4" style:family="text">
      <style:text-properties fo:color="#fffff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6" draw:id="id16" draw:layer="layout" svg:width="6.071cm" svg:height="4.243cm" svg:x="6.288cm" svg:y="2.067cm">
          <text:p/>
          <draw:enhanced-geometry svg:viewBox="0 0 21600 21600" draw:path-stretchpoint-x="10800" draw:path-stretchpoint-y="10800" draw:text-areas="?f3 ?f4 ?f5 ?f6" draw:mirror-horizontal="false" draw:mirror-vertical="false"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1.489cm" svg:height="0.532cm" svg:x="9.973cm" svg:y="5.574cm">
          <text:p text:style-name="P2"><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8cm" svg:height="0.531cm" svg:x="6.936cm" svg:y="5.575cm">
          <text:p text:style-name="P2"><text:span text:style-name="T1">Cancel</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255cm" svg:height="0.532cm" svg:x="6.592cm" svg:y="4.112cm">
          <text:p text:style-name="P2"><text:span text:style-name="T2">Passwor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5.51cm" svg:height="0.721cm" svg:x="6.572cm" svg:y="2.878cm">
          <draw:text-box>
            <text:p text:style-name="P4"><text:span text:style-name="T1">Please enter the password</text:span></text:p>
          </draw:text-box>
        </draw:frame>
        <draw:custom-shape draw:style-name="gr6" draw:text-style-name="P1" draw:layer="layout" svg:width="6.071cm" svg:height="0.473cm" svg:x="6.288cm" svg:y="1.989cm">
          <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xml:id="id15" draw:id="id15" draw:layer="layout" svg:width="4.064cm" svg:height="2.601cm" svg:x="1.508cm" svg:y="2.028cm">
          <draw:text-box>
            <text:p><text:span text:style-name="T1">This is the window that will be displayed when the application is launched</text:span></text:p>
          </draw:text-box>
        </draw:frame>
        <draw:frame draw:style-name="gr8" draw:text-style-name="P4" xml:id="id1" draw:id="id1" draw:layer="layout" svg:width="4.872cm" svg:height="3.541cm" svg:x="1.208cm" svg:y="5.899cm">
          <draw:text-box>
            <text:p><text:span text:style-name="T1">When the OK button is clicked or enter is pressed, the application will check that the password entered matches the one on file. </text:span></text:p>
          </draw:text-box>
        </draw:frame>
        <draw:connector draw:style-name="gr9" draw:text-style-name="P1" draw:layer="layout" svg:x1="6.08cm" svg:y1="7.669cm" svg:x2="14.87cm" svg:y2="6.47cm" draw:start-shape="id1" draw:end-shape="id2" draw:end-glue-point="2" svg:d="M6080 7669h8790v-1199" svg:viewBox="0 0 8791 1200">
          <text:p/>
        </draw:connector>
        <draw:custom-shape draw:style-name="gr10" draw:text-style-name="P1" xml:id="id22" draw:id="id22" draw:layer="layout" svg:width="10.66cm" svg:height="6.753cm" svg:x="17.289cm" svg:y="2.356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xml:id="id9" draw:id="id9" draw:layer="layout" svg:width="10.66cm" svg:height="0.504cm" svg:x="17.289cm" svg:y="2.224cm">
          <text:p text:style-name="P1"><text:span text:style-name="T1">Main Menu</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line-skew="-0.09cm" svg:x1="10.717cm" svg:y1="5.574cm" svg:x2="3.644cm" svg:y2="5.899cm" draw:start-shape="id3" draw:start-glue-point="0" draw:end-shape="id1" svg:d="M10717 5574v-591h-7073v916" svg:viewBox="0 0 7074 917">
          <text:p/>
        </draw:connector>
        <draw:custom-shape draw:style-name="gr13" draw:text-style-name="P5" xml:id="id12" draw:id="id12" draw:layer="layout" svg:width="4.339cm" svg:height="2.016cm" svg:x="17.694cm" svg:y="3.029cm">
          <text:p text:style-name="P1"><text:span text:style-name="T3">Enter</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4" draw:id="id14" draw:layer="layout" svg:width="4.34cm" svg:height="2.016cm" svg:x="23.085cm" svg:y="3.029cm">
          <text:p text:style-name="P1"><text:span text:style-name="T3">Display</text:span></text:p>
          <text:p text:style-name="P1"><text:span text:style-name="T3">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0" draw:id="id10" draw:layer="layout" svg:width="4.34cm" svg:height="2.017cm" svg:x="17.696cm" svg:y="5.755cm">
          <text:p text:style-name="P1"><text:span text:style-name="T3">Edit</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3" draw:id="id13" draw:layer="layout" svg:width="4.34cm" svg:height="2.017cm" svg:x="23.097cm" svg:y="5.755cm">
          <text:p text:style-name="P1"><text:span text:style-name="T3">Delete</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4.318cm" svg:height="0.595cm" svg:x="23.098cm" svg:y="8.022cm">
          <text:p text:style-name="P1"><text:span text:style-name="T1">Qui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11" draw:id="id11" draw:layer="layout" svg:width="6.509cm" svg:height="6.039cm" svg:x="6.321cm" svg:y="10.043cm">
          <text:p text:style-name="P1"/>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6.509cm" svg:height="0.451cm" svg:x="6.321cm" svg:y="9.925cm">
          <text:p text:style-name="P1"><text:span text:style-name="T1">Select Table</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xml:id="id4" draw:id="id4" draw:layer="layout" svg:width="1.949cm" svg:height="0.42cm" svg:x="8.661cm" svg:y="15.39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676cm" svg:height="0.529cm" svg:x="6.751cm" svg:y="13.387cm">
          <text:p text:style-name="P1"><text:span text:style-name="T1">Select Tab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0.619cm" svg:height="0.529cm" svg:x="11.808cm" svg:y="13.387cm">
          <text:p text:style-name="P1"><text:span text:style-name="T4">^</text:span></text:p>
          <text:p text:style-name="P1"><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xml:id="id2" draw:id="id2" draw:layer="layout" svg:width="4.064cm" svg:height="4.481cm" svg:x="12.838cm" svg:y="1.989cm">
          <draw:text-box>
            <text:p><text:span text:style-name="T1">After the password has been verified, the main menu window will be presented to the user. Here they will be able to select a number of options.</text:span></text:p>
          </draw:text-box>
        </draw:frame>
        <draw:frame draw:style-name="gr23" draw:text-style-name="P4" xml:id="id17" draw:id="id17" draw:layer="layout" svg:width="4.092cm" svg:height="5.942cm" svg:x="1.626cm" svg:y="10.113cm">
          <draw:text-box>
            <text:p><text:span text:style-name="T1">Once the user has selected a main menu option, they will be asked to select a table to apply the previous selection to. An appropriate message will be displayed in the label above the drop down menu</text:span></text:p>
          </draw:text-box>
        </draw:frame>
        <draw:frame draw:style-name="gr24" draw:text-style-name="P2" draw:layer="layout" svg:width="4.85cm" svg:height="2.601cm" svg:x="7.35cm" svg:y="10.891cm">
          <draw:text-box>
            <text:p text:style-name="P1"><text:span text:style-name="T1">Select a table to</text:span></text:p>
            <text:p text:style-name="P1"><text:span text:style-name="T1"/></text:p>
            <text:p text:style-name="P1"><text:span text:style-name="T1"><text:s/></text:span><text:span text:style-name="T1">[add a record to/view records/edit a record/delete a record]</text:span></text:p>
          </draw:text-box>
        </draw:frame>
        <draw:connector draw:style-name="gr9" draw:text-style-name="P1" draw:layer="layout" draw:line-skew="-0.992cm" svg:x1="8.661cm" svg:y1="15.604cm" svg:x2="8.208cm" svg:y2="16.562cm" draw:start-shape="id4" draw:start-glue-point="3" draw:end-shape="id5" svg:d="M8661 15604h-1946v958h1493" svg:viewBox="0 0 1947 959">
          <text:p/>
        </draw:connector>
        <draw:frame draw:style-name="gr25" draw:text-style-name="P4" xml:id="id5" draw:id="id5" draw:layer="layout" svg:width="4.1cm" svg:height="0.721cm" svg:x="8.208cm" svg:y="16.202cm">
          <draw:text-box>
            <text:p><text:span text:style-name="T1">Add Record - Page</text:span></text:p>
          </draw:text-box>
        </draw:frame>
        <draw:frame draw:style-name="gr26" draw:text-style-name="P4" xml:id="id6" draw:id="id6" draw:layer="layout" svg:width="4.265cm" svg:height="0.721cm" svg:x="8.208cm" svg:y="17.103cm">
          <draw:text-box>
            <text:p><text:span text:style-name="T1">Display Data - Page</text:span></text:p>
          </draw:text-box>
        </draw:frame>
        <draw:frame draw:style-name="gr27" draw:text-style-name="P4" xml:id="id7" draw:id="id7" draw:layer="layout" svg:width="4.075cm" svg:height="0.721cm" svg:x="8.209cm" svg:y="18.004cm">
          <draw:text-box>
            <text:p><text:span text:style-name="T1">Edit Record - Page</text:span></text:p>
          </draw:text-box>
        </draw:frame>
        <draw:frame draw:style-name="gr28" draw:text-style-name="P4" xml:id="id8" draw:id="id8" draw:layer="layout" svg:width="4.57cm" svg:height="0.721cm" svg:x="8.21cm" svg:y="18.905cm">
          <draw:text-box>
            <text:p><text:span text:style-name="T1">Delete Record - Page</text:span></text:p>
          </draw:text-box>
        </draw:frame>
        <draw:connector draw:style-name="gr9" draw:text-style-name="P1" draw:layer="layout" draw:line-skew="-0.992cm" svg:x1="8.661cm" svg:y1="15.604cm" svg:x2="8.208cm" svg:y2="17.463cm" draw:start-shape="id4" draw:start-glue-point="3" draw:end-shape="id6" draw:end-glue-point="3" svg:d="M8661 15604h-1946v1859h1493" svg:viewBox="0 0 1947 1860">
          <text:p/>
        </draw:connector>
        <draw:connector draw:style-name="gr9" draw:text-style-name="P1" draw:layer="layout" draw:line-skew="-0.993cm" svg:x1="8.661cm" svg:y1="15.604cm" svg:x2="8.209cm" svg:y2="18.364cm" draw:start-shape="id4" draw:start-glue-point="3" draw:end-shape="id7" draw:end-glue-point="3" svg:d="M8661 15604h-1946v2760h1494" svg:viewBox="0 0 1947 2761">
          <text:p/>
        </draw:connector>
        <draw:connector draw:style-name="gr9" draw:text-style-name="P1" draw:layer="layout" draw:line-skew="-0.994cm" svg:x1="8.661cm" svg:y1="15.604cm" svg:x2="8.21cm" svg:y2="19.265cm" draw:start-shape="id4" draw:start-glue-point="3" draw:end-shape="id8" draw:end-glue-point="3" svg:d="M8661 15604h-1946v3661h1495" svg:viewBox="0 0 1947 3662">
          <text:p/>
        </draw:connector>
        <draw:connector draw:style-name="gr29" draw:text-style-name="P1" draw:layer="layout" draw:line-skew="-0.234cm" svg:x1="14.87cm" svg:y1="1.989cm" svg:x2="22.619cm" svg:y2="2.224cm" draw:start-shape="id2" draw:start-glue-point="0" draw:end-shape="id9" draw:end-glue-point="0" svg:d="M14870 1989v-735h7749v970" svg:viewBox="0 0 7750 971">
          <text:p/>
        </draw:connector>
        <draw:connector draw:style-name="gr29" draw:text-style-name="P1" draw:layer="layout" draw:line-skew="0.143cm 1.866cm" svg:x1="19.866cm" svg:y1="5.755cm" svg:x2="12.83cm" svg:y2="13.062cm" draw:start-shape="id10" draw:start-glue-point="0" draw:end-shape="id11" draw:end-glue-point="1" svg:d="M19866 5755v-359h-2737v7666h-4299" svg:viewBox="0 0 7037 7667">
          <text:p/>
        </draw:connector>
        <draw:connector draw:style-name="gr29" draw:text-style-name="P1" draw:layer="layout" draw:line-skew="1.867cm" svg:x1="17.694cm" svg:y1="4.037cm" svg:x2="12.83cm" svg:y2="13.062cm" draw:start-shape="id12" draw:start-glue-point="3" draw:end-shape="id11" draw:end-glue-point="1" svg:d="M17694 4037h-565v9025h-4299" svg:viewBox="0 0 4865 9026">
          <text:p/>
        </draw:connector>
        <draw:connector draw:style-name="gr29" draw:text-style-name="P1" draw:layer="layout" draw:line-skew="0.143cm -0.835cm" svg:x1="25.267cm" svg:y1="5.755cm" svg:x2="12.83cm" svg:y2="13.062cm" draw:start-shape="id13" draw:start-glue-point="0" draw:end-shape="id11" draw:end-glue-point="1" svg:d="M25267 5755v-359h-8138v7666h-4299" svg:viewBox="0 0 12438 7667">
          <text:p/>
        </draw:connector>
        <draw:connector draw:style-name="gr29" draw:text-style-name="P1" draw:layer="layout" draw:line-skew="0.349cm -0.829cm" svg:x1="25.255cm" svg:y1="3.029cm" svg:x2="12.83cm" svg:y2="13.062cm" draw:start-shape="id14" draw:start-glue-point="0" draw:end-shape="id11" draw:end-glue-point="1" svg:d="M25255 3029v-152h-8126v10185h-4299" svg:viewBox="0 0 12426 10186">
          <text:p/>
        </draw:connector>
        <draw:custom-shape draw:style-name="gr16" draw:text-style-name="P2" xml:id="id18" draw:id="id18" draw:layer="layout" svg:width="4.318cm" svg:height="0.595cm" svg:x="17.799cm" svg:y="8.022cm">
          <text:p text:style-name="P1"><text:span text:style-name="T1">Change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7.412cm" svg:height="5.181cm" svg:x="19.888cm" svg:y="10.484cm">
          <text:p/>
          <draw:enhanced-geometry svg:viewBox="0 0 21600 21600" draw:path-stretchpoint-x="10800" draw:path-stretchpoint-y="10800" draw:text-areas="?f3 ?f4 ?f5 ?f6" draw:mirror-horizontal="false" draw:mirror-vertical="false"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xml:id="id19" draw:id="id19" draw:layer="layout" svg:width="7.412cm" svg:height="0.578cm" svg:x="19.888cm" svg:y="10.389cm">
          <text:p text:style-name="P2"><text:span text:style-name="T1">Change Password</text:span></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 xml:id="id20" draw:id="id20" draw:layer="layout" svg:width="2.036cm" svg:height="0.52cm" svg:x="24.552cm" svg:y="14.697cm">
          <text:p text:style-name="P2"><text:span text:style-name="T1">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xml:id="id21" draw:id="id21" draw:layer="layout" svg:width="2.571cm" svg:height="0.519cm" svg:x="20.398cm" svg:y="14.698cm">
          <text:p text:style-name="P2"><text:span text:style-name="T1">Cancel</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 draw:layer="layout" svg:width="4.888cm" svg:height="0.495cm" svg:x="21.008cm" svg:y="11.434cm">
          <text:p text:style-name="P2"><text:span text:style-name="T2">Old Passwor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88cm" svg:height="0.494cm" svg:x="21.008cm" svg:y="12.738cm">
          <text:p text:style-name="P2"><text:span text:style-name="T2">New Passwor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88cm" svg:height="0.494cm" svg:x="21.008cm" svg:y="13.669cm">
          <text:p text:style-name="P2"><text:span text:style-name="T2">Confirm New Password</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1" draw:layer="layout" draw:type="line" svg:x1="5.572cm" svg:y1="3.328cm" svg:x2="6.288cm" svg:y2="4.188cm" draw:start-shape="id15" draw:start-glue-point="1" draw:end-shape="id16" draw:end-glue-point="3" svg:d="M5572 3328l716 860" svg:viewBox="0 0 717 861">
          <text:p/>
        </draw:connector>
        <draw:connector draw:style-name="gr36" draw:text-style-name="P1" draw:layer="layout" draw:type="line" svg:x1="5.718cm" svg:y1="13.084cm" svg:x2="6.321cm" svg:y2="13.062cm" draw:start-shape="id17" draw:start-glue-point="1" draw:end-shape="id11" draw:end-glue-point="3" svg:d="M5718 13084l603-22" svg:viewBox="0 0 604 23">
          <text:p/>
        </draw:connector>
        <draw:connector draw:style-name="gr29" draw:text-style-name="P1" draw:layer="layout" draw:line-skew="-0.248cm" svg:x1="19.958cm" svg:y1="8.617cm" svg:x2="23.594cm" svg:y2="10.389cm" draw:start-shape="id18" draw:end-shape="id19" draw:end-glue-point="0" svg:d="M19958 8617v638h3636v1134" svg:viewBox="0 0 3637 1773">
          <text:p/>
        </draw:connector>
        <draw:frame draw:style-name="gr37" draw:text-style-name="P4" draw:layer="layout" svg:width="8.255cm" svg:height="3.071cm" svg:x="19.561cm" svg:y="16.015cm">
          <draw:text-box>
            <text:p><text:span text:style-name="T1">When the Change Password option has been selected, the user will be prompted with the requirement to change the password. When the new password has been confirmed, they will get redirected to the main menu again</text:span></text:p>
          </draw:text-box>
        </draw:frame>
        <draw:connector draw:style-name="gr29" draw:text-style-name="P1" draw:layer="layout" draw:line-skew="0.151cm" svg:x1="25.57cm" svg:y1="15.217cm" svg:x2="14.87cm" svg:y2="6.47cm" draw:start-shape="id20" draw:start-glue-point="2" draw:end-shape="id2" draw:end-glue-point="2" svg:d="M25570 15217v653h-10700v-9400" svg:viewBox="0 0 10701 9401">
          <text:p/>
        </draw:connector>
        <draw:connector draw:style-name="gr29" draw:text-style-name="P1" draw:layer="layout" draw:line-skew="-0.762cm -1.886cm" svg:x1="20.398cm" svg:y1="14.957cm" svg:x2="22.619cm" svg:y2="9.109cm" draw:start-shape="id21" draw:start-glue-point="3" draw:end-shape="id22" draw:end-glue-point="2" svg:d="M20398 14957h-1264v-4940h3485v-908" svg:viewBox="0 0 3486 584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7T09:17:55.966109000</meta:creation-date>
    <meta:generator>LibreOffice/4.3.2.2$MacOSX_x86 LibreOffice_project/edfb5295ba211bd31ad47d0bad0118690f76407d</meta:generator>
    <dc:date>2014-11-20T09:28:31.040540000</dc:date>
    <meta:editing-duration>PT58M50S</meta:editing-duration>
    <meta:editing-cycles>12</meta:editing-cycles>
    <meta:document-statistic meta:object-count="52"/>
  </office:meta>
</office:document-meta>
</file>